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1D6A425.png" manifest:media-type="image/png"/>
  <manifest:file-entry manifest:full-path="Pictures/10000000000005560000030066BB7C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tge1" text:anchor-type="paragraph" svg:width="17cm" svg:height="9.557cm" draw:z-index="0"><draw:image xlink:href="Pictures/10000000000005560000030081D6A425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tge2" text:anchor-type="paragraph" svg:width="17cm" svg:height="9.557cm" draw:z-index="1"><draw:image xlink:href="Pictures/10000000000005560000030066BB7C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6:11:40.371000000</meta:creation-date>
    <dc:date>2017-12-10T16:12:53.934000000</dc:date>
    <meta:editing-duration>PT1M2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0.0.5$Windows_X86_64 LibreOffice_project/1b1a90865e348b492231e1c451437d7a15bb262b</meta:generator>
  </office:meta>
</office:document-meta>
</file>